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1F4F7C40438EFC17D83.png" manifest:media-type="image/png"/>
  <manifest:file-entry manifest:full-path="Pictures/100002010000001B00000021A95B882D8D76C286.png" manifest:media-type="image/png"/>
  <manifest:file-entry manifest:full-path="Pictures/10000201000002A80000016D52A42A630BCC028B.png" manifest:media-type="image/png"/>
  <manifest:file-entry manifest:full-path="Pictures/100002010000029D0000051CA98C9CF56389A37C.png" manifest:media-type="image/png"/>
  <manifest:file-entry manifest:full-path="Pictures/10000201000002000000020036859954BC2481F8.png" manifest:media-type="image/png"/>
  <manifest:file-entry manifest:full-path="Pictures/10000201000003E80000029A3439DCA3C7F2DF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Arrow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text-shadow="1pt 1pt"/>
    </style:style>
    <style:style style:name="P4" style:family="paragraph">
      <loext:graphic-properties draw:fill="none" draw:fill-color="#ffffff"/>
      <style:text-properties fo:text-shadow="1pt 1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5.105cm" svg:height="3.4cm" svg:x="19cm" svg:y="5.9cm">
          <draw:image xlink:href="Pictures/10000201000003E80000029A3439DCA3C7F2DFBE.png" xlink:type="simple" xlink:show="embed" xlink:actuate="onLoad" loext:mime-type="image/png">
            <text:p/>
          </draw:image>
        </draw:frame>
        <draw:frame draw:style-name="gr1" draw:text-style-name="P1" draw:layer="layout" svg:width="3.302cm" svg:height="3.302cm" svg:x="6.9cm" svg:y="12.3cm">
          <draw:image xlink:href="Pictures/10000201000002000000020036859954BC2481F8.png" xlink:type="simple" xlink:show="embed" xlink:actuate="onLoad" loext:mime-type="image/png">
            <text:p/>
          </draw:image>
        </draw:frame>
        <draw:frame draw:style-name="gr1" draw:text-style-name="P1" draw:layer="layout" svg:width="3.223cm" svg:height="1.73cm" svg:x="6.877cm" svg:y="15.6cm">
          <draw:image xlink:href="Pictures/10000201000002A80000016D52A42A630BCC028B.png" xlink:type="simple" xlink:show="embed" xlink:actuate="onLoad" loext:mime-type="image/png">
            <text:p/>
          </draw:image>
        </draw:frame>
        <draw:frame draw:style-name="gr1" draw:text-style-name="P1" draw:layer="layout" svg:width="0.981cm" svg:height="1.2cm" svg:x="8cm" svg:y="13.1cm">
          <draw:image xlink:href="Pictures/100002010000001B00000021A95B882D8D76C286.png" xlink:type="simple" xlink:show="embed" xlink:actuate="onLoad" loext:mime-type="image/png">
            <text:p/>
          </draw:image>
        </draw:frame>
        <draw:frame draw:style-name="gr1" draw:text-style-name="P1" draw:layer="layout" svg:width="3.223cm" svg:height="1.73cm" svg:x="21.077cm" svg:y="4cm">
          <draw:image xlink:href="Pictures/10000201000002A80000016D52A42A630BCC028B.png" xlink:type="simple" xlink:show="embed" xlink:actuate="onLoad" loext:mime-type="image/png">
            <text:p/>
          </draw:image>
        </draw:frame>
        <draw:frame draw:style-name="gr1" draw:text-style-name="P1" draw:layer="layout" svg:width="3.989cm" svg:height="2.216cm" svg:x="17.811cm" svg:y="4cm">
          <draw:image xlink:href="Pictures/1000020100000384000001F4F7C40438EFC17D83.png" xlink:type="simple" xlink:show="embed" xlink:actuate="onLoad" loext:mime-type="image/png">
            <text:p/>
          </draw:image>
        </draw:frame>
        <draw:frame draw:style-name="gr1" draw:text-style-name="P1" draw:layer="layout" svg:width="2.251cm" svg:height="4.4cm" svg:x="3.8cm" svg:y="2.6cm">
          <draw:image xlink:href="Pictures/100002010000029D0000051CA98C9CF56389A37C.png" xlink:type="simple" xlink:show="embed" xlink:actuate="onLoad" loext:mime-type="image/png">
            <text:p/>
          </draw:image>
        </draw:frame>
        <draw:connector draw:style-name="gr2" draw:text-style-name="P2" draw:layer="layout" draw:type="curve" svg:x1="7.038cm" svg:y1="5.159cm" svg:x2="18.547cm" svg:y2="6.8cm" svg:d="M7038 5159c8632 0 2878 1641 11509 1641" svg:viewBox="0 0 11510 1642">
          <text:p/>
        </draw:connector>
        <draw:connector draw:style-name="gr2" draw:text-style-name="P2" draw:layer="layout" draw:type="curve" draw:line-skew="5.701cm" svg:x1="11.2cm" svg:y1="13.6cm" svg:x2="21.995cm" svg:y2="10.293cm" svg:d="M11200 13600c16648 0 11251-3307 10795-3307" svg:viewBox="0 0 11989 3308">
          <text:p/>
        </draw:connector>
        <draw:connector draw:style-name="gr2" draw:text-style-name="P2" draw:layer="layout" draw:type="curve" draw:line-skew="0.606cm" svg:x1="5.503cm" svg:y1="7.541cm" svg:x2="6.614cm" svg:y2="12.647cm" svg:d="M5503 7541c0 4738 1111 2186 1111 5106" svg:viewBox="0 0 1112 5107">
          <text:p/>
        </draw:connector>
        <draw:frame draw:style-name="gr3" draw:text-style-name="P4" draw:layer="layout" svg:width="1.772cm" svg:height="0.962cm" svg:x="15.928cm" svg:y="12.2cm">
          <draw:text-box>
            <text:p text:style-name="P3"><text:span text:style-name="T1">WiFi</text:span></text:p>
          </draw:text-box>
        </draw:frame>
        <draw:frame draw:style-name="gr4" draw:text-style-name="P4" draw:layer="layout" svg:width="1.772cm" svg:height="1.2cm" svg:x="3.5cm" svg:y="9.1cm">
          <draw:text-box>
            <text:p text:style-name="P3"><text:span text:style-name="T1">WiFi</text:span></text:p>
          </draw:text-box>
        </draw:frame>
        <draw:frame draw:style-name="gr3" draw:text-style-name="P4" draw:layer="layout" svg:width="3.177cm" svg:height="0.962cm" svg:x="12.223cm" svg:y="4.538cm">
          <draw:text-box>
            <text:p text:style-name="P3"><text:span text:style-name="T1">Bluetoot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8:43:03.104639763</meta:creation-date>
    <dc:date>2022-06-06T19:05:06.607490860</dc:date>
    <meta:editing-duration>PT22M3S</meta:editing-duration>
    <meta:editing-cycles>3</meta:editing-cycles>
    <meta:generator>LibreOffice/6.4.7.2$Linux_X86_64 LibreOffice_project/40$Build-2</meta:generator>
    <meta:document-statistic meta:object-count="13"/>
  </office:meta>
</office:document-meta>
</file>